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Listf8251564055773825320">
        <text:list-item>
          <text:p text:style-name="podBulletItem">Aa</text:p>
        </text:list-item>
        <text:list-item>
          <text:p text:style-name="podBulletItem">Bb</text:p>
          <text:list text:style-name="Listf8251564055773825320">
            <text:list-item>
              <text:p text:style-name="podBulletItem">Sub</text:p>
            </text:list-item>
          </text:list>
        </text:list-item>
      </text:list>
      <text:list text:style-name="Listf6451564055773825991" text:continue-numbering="false">
        <text:list-item text:start-value="1">
          <text:p text:style-name="podNumberItem">UN</text:p>
        </text:list-item>
        <text:list-item>
          <text:p text:style-name="podNumberItem">Deux</text:p>
          <text:list text:style-name="Listf6451564055773825991" text:continue-numbering="false">
            <text:list-item text:start-value="1">
              <text:p text:style-name="podNumberItem">SubDeux</text:p>
            </text:list-item>
          </text:list>
        </text:list-item>
        <text:list-item>
          <text:p text:style-name="podNumberItem">Trois</text:p>
          <text:list text:style-name="Listf6451564055773825991" text:continue-numbering="false">
            <text:list-item text:start-value="1">
              <text:p text:style-name="podNumberItem">SubTrois</text:p>
            </text:list-item>
          </text:list>
        </text:list-item>
        <text:list-item>
          <text:p text:style-name="podNumberItem">Quatre</text:p>
        </text:list-item>
      </text:list>
      <text:list text:style-name="Listf6451564055773825991" text:continue-numbering="false">
        <text:list-item text:start-value="1">
          <text:p text:style-name="podNumberItem">Numbered</text:p>
        </text:list-item>
        <text:list-item>
          <text:list text:style-name="Listf6451564055773825991" text:continue-numbering="false">
            <text:list-item text:start-value="1">
              <text:p text:style-name="podNumberItem">Sub</text:p>
            </text:list-item>
          </text:list>
        </text:list-item>
        <text:list-item>
          <text:p text:style-name="podNumberItem">Numbered</text:p>
          <text:list text:style-name="Listf6451564055773825991" text:continue-numbering="false">
            <text:list-item text:start-value="1">
              <text:p text:style-name="podNumberItem">Sub2</text:p>
            </text:list-item>
          </text:list>
        </text:list-item>
        <text:list-item>
          <text:p text:style-name="podNumberItem">Numbered</text:p>
        </text:list-item>
      </text:list>
      <text:p>-</text:p>
      <text:list text:style-name="Listf6451564055773825991" text:continue-numbering="false">
        <text:list-item text:start-value="1">
          <text:list text:style-name="Listf6451564055773825991" text:continue-numbering="false">
            <text:list-item text:start-value="1">
              <text:list text:style-name="Listf6451564055773825991" text:continue-numbering="false">
                <text:list-item text:start-value="1">
                  <text:p text:style-name="podNumberItem"><text:span text:style-name="CS1">Contrôles des revenu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style style:name="CS1" style:family="text">
      <style:text-properties fo:font-style="italic" style:text-underline-style="solid"/>
    </style:style>
    <text:list-style style:name="Listf8251564055773825320">
      <text:list-level-style-bullet text:level="1" text:style-name="podBulletStyle" text:bullet-char="~">
        <style:list-level-properties text:space-before="0.32in" text:min-label-width="0.32in"/>
      </text:list-level-style-bullet>
      <text:list-level-style-bullet text:level="2" text:style-name="podBulletStyle" text:bullet-char="~">
        <style:list-level-properties text:space-before="0.64in" text:min-label-width="0.32in"/>
      </text:list-level-style-bullet>
      <text:list-level-style-bullet text:level="3" text:style-name="podBulletStyle" text:bullet-char="~">
        <style:list-level-properties text:space-before="0.96in" text:min-label-width="0.32in"/>
      </text:list-level-style-bullet>
      <text:list-level-style-bullet text:level="4" text:style-name="podBulletStyle" text:bullet-char="~">
        <style:list-level-properties text:space-before="1.28in" text:min-label-width="0.32in"/>
      </text:list-level-style-bullet>
    </text:list-style>
    <text:list-style style:name="Listf6451564055773825991">
      <text:list-level-style-number text:level="1" text:style-name="podNumberStyle" style:num-suffix=")" style:num-format="1">
        <style:list-level-properties text:space-before="0.32in" text:min-label-width="0.32in"/>
      </text:list-level-style-number>
      <text:list-level-style-number text:level="2" text:style-name="podNumberStyle" style:num-suffix=")" style:num-format="1">
        <style:list-level-properties text:space-before="0.64in" text:min-label-width="0.32in"/>
      </text:list-level-style-number>
      <text:list-level-style-number text:level="3" text:style-name="podNumberStyle" style:num-suffix=")" style:num-format="1">
        <style:list-level-properties text:space-before="0.96in" text:min-label-width="0.32in"/>
      </text:list-level-style-number>
      <text:list-level-style-number text:level="4" text:style-name="podNumberStyle" style:num-suffix=")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  <dc:title>xhtmlListProperties</dc:title>
  </office:meta>
</office:document-meta>
</file>